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36.47pt" svg:y="39.94pt">
            <loext:p draw:notify-on-update-of-ranges="Sheet1.A2:Sheet1.A19 Sheet1.B1:Sheet1.B1 Sheet1.B2:Sheet1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83pt" svg:height="255pt" svg:x="350.05pt" svg:y="322.95pt">
            <loext:p draw:notify-on-update-of-ranges="Sheet1.A1:Sheet1.A1 Sheet1.A2:Sheet1.A19 Sheet1.C1:Sheet1.C1 Sheet1.C2:Sheet1.C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MIOU</text:p>
          </table:table-cell>
          <table:table-cell office:value-type="string" calcext:value-type="string">
            <text:p>PIX ACC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526949" calcext:value-type="float">
            <text:p>0.526949</text:p>
          </table:table-cell>
          <table:table-cell office:value-type="float" office:value="0.925374" calcext:value-type="float">
            <text:p>0.92537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545909" calcext:value-type="float">
            <text:p>0.545909</text:p>
          </table:table-cell>
          <table:table-cell office:value-type="float" office:value="0.92375" calcext:value-type="float">
            <text:p>0.9237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614919" calcext:value-type="float">
            <text:p>0.614919</text:p>
          </table:table-cell>
          <table:table-cell office:value-type="float" office:value="0.938258" calcext:value-type="float">
            <text:p>0.93825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623464" calcext:value-type="float">
            <text:p>0.623464</text:p>
          </table:table-cell>
          <table:table-cell office:value-type="float" office:value="0.939179" calcext:value-type="float">
            <text:p>0.93917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656404" calcext:value-type="float">
            <text:p>0.656404</text:p>
          </table:table-cell>
          <table:table-cell office:value-type="float" office:value="0.944233" calcext:value-type="float">
            <text:p>0.94423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653625" calcext:value-type="float">
            <text:p>0.653625</text:p>
          </table:table-cell>
          <table:table-cell office:value-type="float" office:value="0.944904" calcext:value-type="float">
            <text:p>0.944904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655306" calcext:value-type="float">
            <text:p>0.655306</text:p>
          </table:table-cell>
          <table:table-cell office:value-type="float" office:value="0.94485" calcext:value-type="float">
            <text:p>0.9448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647738" calcext:value-type="float">
            <text:p>0.647738</text:p>
          </table:table-cell>
          <table:table-cell office:value-type="float" office:value="0.943514" calcext:value-type="float">
            <text:p>0.94351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655616" calcext:value-type="float">
            <text:p>0.655616</text:p>
          </table:table-cell>
          <table:table-cell office:value-type="float" office:value="0.944657" calcext:value-type="float">
            <text:p>0.9446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654085" calcext:value-type="float">
            <text:p>0.654085</text:p>
          </table:table-cell>
          <table:table-cell office:value-type="float" office:value="0.94416" calcext:value-type="float">
            <text:p>0.94416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620933" calcext:value-type="float">
            <text:p>0.620933</text:p>
          </table:table-cell>
          <table:table-cell office:value-type="float" office:value="0.938252" calcext:value-type="float">
            <text:p>0.938252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653497" calcext:value-type="float">
            <text:p>0.653497</text:p>
          </table:table-cell>
          <table:table-cell office:value-type="float" office:value="0.944658" calcext:value-type="float">
            <text:p>0.944658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650094" calcext:value-type="float">
            <text:p>0.650094</text:p>
          </table:table-cell>
          <table:table-cell office:value-type="float" office:value="0.943249" calcext:value-type="float">
            <text:p>0.943249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652358" calcext:value-type="float">
            <text:p>0.652358</text:p>
          </table:table-cell>
          <table:table-cell office:value-type="float" office:value="0.945132" calcext:value-type="float">
            <text:p>0.945132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647997" calcext:value-type="float">
            <text:p>0.647997</text:p>
          </table:table-cell>
          <table:table-cell office:value-type="float" office:value="0.943527" calcext:value-type="float">
            <text:p>0.943527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653558" calcext:value-type="float">
            <text:p>0.653558</text:p>
          </table:table-cell>
          <table:table-cell office:value-type="float" office:value="0.94558" calcext:value-type="float">
            <text:p>0.94558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658043" calcext:value-type="float">
            <text:p>0.658043</text:p>
          </table:table-cell>
          <table:table-cell office:value-type="float" office:value="0.945137" calcext:value-type="float">
            <text:p>0.945137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657181" calcext:value-type="float">
            <text:p>0.657181</text:p>
          </table:table-cell>
          <table:table-cell office:value-type="float" office:value="0.945992" calcext:value-type="float">
            <text:p>0.945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0:03:04.855928337</meta:creation-date>
    <dc:date>2018-06-27T10:16:11.305235194</dc:date>
    <meta:editing-duration>PT2M26S</meta:editing-duration>
    <meta:editing-cycles>1</meta:editing-cycles>
    <meta:document-statistic meta:table-count="1" meta:cell-count="57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56cm" svg:y="4.201cm" style:legend-expansion="high" chart:style-name="ch2"/>
        <chart:plot-area chart:style-name="ch3" table:cell-range-address="Sheet1.A2:Sheet1.B19 Sheet1.B1:Sheet1.B1" chart:data-source-has-labels="row" svg:x="1.116cm" svg:y="0.317cm" svg:width="13.114cm" svg:height="8.638cm">
          <chartooo:coordinate-region svg:x="1.843cm" svg:y="0.516cm" svg:width="11.83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9" chart:label-cell-address="Sheet1.B1:Sheet1.B1" chart:class="chart:scatter">
            <chart:domain table:cell-range-address="Sheet1.A2:Sheet1.A19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OU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A2:Sheet1.A19</svg:desc>
                </draw:g>
              </table:table-cell>
              <table:table-cell office:value-type="float" office:value="0.526949">
                <text:p>0.526949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">
                <text:p>9000</text:p>
              </table:table-cell>
              <table:table-cell office:value-type="float" office:value="0.545909">
                <text:p>0.545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0">
                <text:p>14000</text:p>
              </table:table-cell>
              <table:table-cell office:value-type="float" office:value="0.614919">
                <text:p>0.614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0">
                <text:p>18000</text:p>
              </table:table-cell>
              <table:table-cell office:value-type="float" office:value="0.623464">
                <text:p>0.623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000">
                <text:p>27000</text:p>
              </table:table-cell>
              <table:table-cell office:value-type="float" office:value="0.656404">
                <text:p>0.656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0.653625">
                <text:p>0.653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00">
                <text:p>36000</text:p>
              </table:table-cell>
              <table:table-cell office:value-type="float" office:value="0.655306">
                <text:p>0.655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000">
                <text:p>41000</text:p>
              </table:table-cell>
              <table:table-cell office:value-type="float" office:value="0.647738">
                <text:p>0.647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">
                <text:p>45000</text:p>
              </table:table-cell>
              <table:table-cell office:value-type="float" office:value="0.655616">
                <text:p>0.655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0.654085">
                <text:p>0.65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000">
                <text:p>54000</text:p>
              </table:table-cell>
              <table:table-cell office:value-type="float" office:value="0.620933">
                <text:p>0.6209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00">
                <text:p>59000</text:p>
              </table:table-cell>
              <table:table-cell office:value-type="float" office:value="0.653497">
                <text:p>0.653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000">
                <text:p>63000</text:p>
              </table:table-cell>
              <table:table-cell office:value-type="float" office:value="0.650094">
                <text:p>0.650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000">
                <text:p>72000</text:p>
              </table:table-cell>
              <table:table-cell office:value-type="float" office:value="0.652358">
                <text:p>0.6523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000">
                <text:p>77000</text:p>
              </table:table-cell>
              <table:table-cell office:value-type="float" office:value="0.647997">
                <text:p>0.647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000">
                <text:p>81000</text:p>
              </table:table-cell>
              <table:table-cell office:value-type="float" office:value="0.653558">
                <text:p>0.653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000">
                <text:p>86000</text:p>
              </table:table-cell>
              <table:table-cell office:value-type="float" office:value="0.658043">
                <text:p>0.6580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000">
                <text:p>89000</text:p>
              </table:table-cell>
              <table:table-cell office:value-type="float" office:value="0.657181">
                <text:p>0.657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scatter" chart:style-name="ch1">
        <chart:legend chart:legend-position="end" svg:x="13.291cm" svg:y="4.199cm" style:legend-expansion="high" chart:style-name="ch2"/>
        <chart:plot-area chart:style-name="ch3" table:cell-range-address="Sheet1.A1:Sheet1.A19 Sheet1.C1:Sheet1.C19" chart:data-source-has-labels="row" svg:x="0.32cm" svg:y="0.179cm" svg:width="12.651cm" svg:height="8.639cm">
          <chartooo:coordinate-region svg:x="1.418cm" svg:y="0.379cm" svg:width="10.99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9" chart:label-cell-address="Sheet1.C1:Sheet1.C1" chart:class="chart:scatter">
            <chart:domain table:cell-range-address="Sheet1.A2:Sheet1.A19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IX AC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A2:Sheet1.A19</svg:desc>
                </draw:g>
              </table:table-cell>
              <table:table-cell office:value-type="float" office:value="0.925374">
                <text:p>0.925374</text:p>
                <draw:g>
                  <svg:desc>Sheet1.C2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">
                <text:p>9000</text:p>
              </table:table-cell>
              <table:table-cell office:value-type="float" office:value="0.92375">
                <text:p>0.92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0">
                <text:p>14000</text:p>
              </table:table-cell>
              <table:table-cell office:value-type="float" office:value="0.938258">
                <text:p>0.938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0">
                <text:p>18000</text:p>
              </table:table-cell>
              <table:table-cell office:value-type="float" office:value="0.939179">
                <text:p>0.939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000">
                <text:p>27000</text:p>
              </table:table-cell>
              <table:table-cell office:value-type="float" office:value="0.944233">
                <text:p>0.944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0.944904">
                <text:p>0.944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00">
                <text:p>36000</text:p>
              </table:table-cell>
              <table:table-cell office:value-type="float" office:value="0.94485">
                <text:p>0.94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000">
                <text:p>41000</text:p>
              </table:table-cell>
              <table:table-cell office:value-type="float" office:value="0.943514">
                <text:p>0.943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">
                <text:p>45000</text:p>
              </table:table-cell>
              <table:table-cell office:value-type="float" office:value="0.944657">
                <text:p>0.944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0.94416">
                <text:p>0.94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000">
                <text:p>54000</text:p>
              </table:table-cell>
              <table:table-cell office:value-type="float" office:value="0.938252">
                <text:p>0.938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00">
                <text:p>59000</text:p>
              </table:table-cell>
              <table:table-cell office:value-type="float" office:value="0.944658">
                <text:p>0.9446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000">
                <text:p>63000</text:p>
              </table:table-cell>
              <table:table-cell office:value-type="float" office:value="0.943249">
                <text:p>0.943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000">
                <text:p>72000</text:p>
              </table:table-cell>
              <table:table-cell office:value-type="float" office:value="0.945132">
                <text:p>0.945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000">
                <text:p>77000</text:p>
              </table:table-cell>
              <table:table-cell office:value-type="float" office:value="0.943527">
                <text:p>0.9435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000">
                <text:p>81000</text:p>
              </table:table-cell>
              <table:table-cell office:value-type="float" office:value="0.94558">
                <text:p>0.94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000">
                <text:p>86000</text:p>
              </table:table-cell>
              <table:table-cell office:value-type="float" office:value="0.945137">
                <text:p>0.945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000">
                <text:p>89000</text:p>
              </table:table-cell>
              <table:table-cell office:value-type="float" office:value="0.945992">
                <text:p>0.945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